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Math TeX Gyre" fo:font-size="17pt" officeooo:rsid="0018822f" officeooo:paragraph-rsid="0018822f" style:font-size-asian="14.8500003814697pt" style:font-size-complex="17pt"/>
    </style:style>
    <style:style style:name="P2" style:family="paragraph" style:parent-style-name="Standard">
      <style:text-properties style:font-name="DejaVu Math TeX Gyre" fo:font-size="14pt" officeooo:rsid="0018822f" officeooo:paragraph-rsid="0018822f" style:font-size-asian="14pt" style:font-size-complex="14pt"/>
    </style:style>
    <style:style style:name="P3" style:family="paragraph" style:parent-style-name="Standard">
      <style:text-properties style:font-name="DejaVu Math TeX Gyre" fo:font-size="14pt" officeooo:rsid="001c77cd" officeooo:paragraph-rsid="001c77cd" style:font-size-asian="14pt" style:font-size-complex="14pt"/>
    </style:style>
    <style:style style:name="P4" style:family="paragraph" style:parent-style-name="Standard">
      <style:text-properties style:font-name="DejaVu Math TeX Gyre" fo:font-size="14pt" officeooo:rsid="001e3ab2" officeooo:paragraph-rsid="001e3ab2" style:font-size-asian="14pt" style:font-size-complex="14pt"/>
    </style:style>
    <style:style style:name="P5" style:family="paragraph" style:parent-style-name="Standard">
      <style:text-properties style:font-name="DejaVu Math TeX Gyre" fo:font-size="14pt" officeooo:rsid="001f5e98" officeooo:paragraph-rsid="001f5e98" style:font-size-asian="14pt" style:font-size-complex="14pt"/>
    </style:style>
    <style:style style:name="P6" style:family="paragraph" style:parent-style-name="Standard">
      <style:text-properties style:font-name="DejaVu Math TeX Gyre" fo:font-size="14pt" officeooo:rsid="00204635" officeooo:paragraph-rsid="00204635" style:font-size-asian="14pt" style:font-size-complex="14pt"/>
    </style:style>
    <style:style style:name="P7" style:family="paragraph" style:parent-style-name="Standard">
      <style:text-properties style:font-name="DejaVu Math TeX Gyre" fo:font-size="14pt" officeooo:rsid="00214eba" officeooo:paragraph-rsid="00214eba" style:font-size-asian="14pt" style:font-size-complex="14pt"/>
    </style:style>
    <style:style style:name="P8" style:family="paragraph" style:parent-style-name="Standard">
      <style:text-properties style:font-name="DejaVu Math TeX Gyre" fo:font-size="14pt" officeooo:rsid="0022ba06" officeooo:paragraph-rsid="0022ba06" style:font-size-asian="14pt" style:font-size-complex="14pt"/>
    </style:style>
    <style:style style:name="P9" style:family="paragraph" style:parent-style-name="Standard">
      <style:text-properties style:font-name="DejaVu Math TeX Gyre" fo:font-size="14pt" officeooo:rsid="00246d60" officeooo:paragraph-rsid="00246d60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</text:p>
      <text:p text:style-name="P2">1]</text:p>
      <text:p text:style-name="P2">//useCharacterVariable.cpp</text:p>
      <text:p text:style-name="P2">#include &lt;iostream&gt;</text:p>
      <text:p text:style-name="P2"/>
      <text:p text:style-name="P2">int main()</text:p>
      <text:p text:style-name="P2">{</text:p>
      <text:p text:style-name="P2">// <text:s text:c="5"/>char a = "A"; <text:s text:c="3"/>// error: invalid conversion from ‘const char*’ to ‘char’</text:p>
      <text:p text:style-name="P2"><text:s text:c="8"/>char a = 'A' <text:s text:c="3"/>;</text:p>
      <text:p text:style-name="P2"><text:s text:c="8"/>std::cout&lt;&lt;"a = "&lt;&lt;a&lt;&lt;"\n";</text:p>
      <text:p text:style-name="P2"/>
      <text:p text:style-name="P2"/>
      <text:p text:style-name="P2">// <text:s text:c="5"/>cout&lt;&lt;"a = "&lt;&lt;a&lt;&lt;"\n"; // error: ‘cout’ was not declared in this scope; did you mean ‘std::cout’?</text:p>
      <text:p text:style-name="P2"/>
      <text:p text:style-name="P2"><text:s text:c="8"/>return 0;</text:p>
      <text:p text:style-name="P2"/>
      <text:p text:style-name="P2">}</text:p>
      <text:p text:style-name="P2"/>
      <text:p text:style-name="P2">//[root@PTLD-3:/tmpdata/Rushikesh_27022026/g]# make useCharacterVariable <text:s/>// -&gt; make outputFileName</text:p>
      <text:p text:style-name="P2">//g++ <text:s text:c="4"/>useCharacterVariable.cpp <text:s text:c="2"/>-o useCharacterVariable</text:p>
      <text:p text:style-name="P2"/>
      <text:p text:style-name="P2">/**</text:p>
      <text:p text:style-name="P2"><text:s/>* <text:s text:c="5"/>ASCII Character </text:p>
      <text:p text:style-name="P2"><text:s/>* <text:s text:c="5"/>A -&gt; 65 <text:s text:c="8"/>a -&gt; 97 </text:p>
      <text:p text:style-name="P2"><text:s/>* <text:s text:c="5"/>Z -&gt; 90 <text:s text:c="8"/>Z -&gt; 122</text:p>
      <text:p text:style-name="P2"><text:s/>* <text:s text:c="5"/>65 - 90 <text:s text:c="8"/>97 - 122</text:p>
      <text:p text:style-name="P2"><text:s/>* */</text:p>
      <text:p text:style-name="P2"/>
      <text:p text:style-name="P2">2] // 4integerLiteralDecimalLiteral.cpp</text:p>
      <text:p text:style-name="P2">// Integer literals in C++ are values that represent whole numbers without the fractional or decimal part. they can have di</text:p>
      <text:p text:style-name="P2">fferent bases such as decimal, octal, hexadecimal.It categorized into various types based on their bases.</text:p>
      <text:p text:style-name="P2">#include &lt;iostream&gt;</text:p>
      <text:p text:style-name="P2"/>
      <text:p text:style-name="P2">int main()</text:p>
      <text:p text:style-name="P2">{</text:p>
      <text:p text:style-name="P2"><text:s text:c="8"/>int dec = 24;</text:p>
      <text:p text:style-name="P2"><text:s text:c="8"/>std::cout&lt;&lt;" dec = "&lt;&lt;dec&lt;&lt;"\n";</text:p>
      <text:p text:style-name="P2"/>
      <text:p text:style-name="P2"><text:soft-page-break/><text:s text:c="8"/>return 0;</text:p>
      <text:p text:style-name="P2">}</text:p>
      <text:p text:style-name="P2"/>
      <text:p text:style-name="P2">//[root@PTLD-3:/tmpdata/Rushikesh_27022026/g]# g++ 4integerLiteralsDecimalLiteral.cpp -o 4integerLiteralsDecimalLiteral</text:p>
      <text:p text:style-name="P2">//[root@PTLD-3:/tmpdata/Rushikesh_27022026/g]# ./4integerLiteralsDecimalLiteral </text:p>
      <text:p text:style-name="P2">// dec = 24</text:p>
      <text:p text:style-name="P2"/>
      <text:p text:style-name="P3">3]<text:tab/>//5octalLiteralPerfix0.cpp</text:p>
      <text:p text:style-name="P3">//the octal literal represents an integer in base 8 and preceded by 0 prefix.</text:p>
      <text:p text:style-name="P3">#include &lt;iostream&gt;</text:p>
      <text:p text:style-name="P3"/>
      <text:p text:style-name="P3">int main()</text:p>
      <text:p text:style-name="P3">{</text:p>
      <text:p text:style-name="P3">// <text:s text:c="5"/>int oct= 089; <text:s text:c="2"/>//error: invalid digit "9" in octal constant <text:s text:c="7"/></text:p>
      <text:p text:style-name="P3">// <text:s text:c="5"/>int oct= 085; <text:s text:c="2"/>// <text:s/>error: invalid digit "8" in octal constant</text:p>
      <text:p text:style-name="P3"><text:s text:c="8"/>int oct= 045;</text:p>
      <text:p text:style-name="P3"><text:s text:c="8"/></text:p>
      <text:p text:style-name="P3"><text:s text:c="8"/>std::cout&lt;&lt;" oct = "&lt;&lt;oct&lt;&lt;"\n";</text:p>
      <text:p text:style-name="P3"/>
      <text:p text:style-name="P3"><text:s text:c="8"/>return 0;</text:p>
      <text:p text:style-name="P3">}</text:p>
      <text:p text:style-name="P3">/**</text:p>
      <text:p text:style-name="P3">[root@PTLD-3:/tmpdata/Rushikesh_27022026/g]# g++ 5octalLiteralPerfix0.cpp -o 5octalLiteralPerfix0</text:p>
      <text:p text:style-name="P3">[root@PTLD-3:/tmpdata/Rushikesh_27022026/g]# ./5octalLiteralPerfix0 </text:p>
      <text:p text:style-name="P3"><text:s/>oct = 37 // integer has in base 8</text:p>
      <text:p text:style-name="P3">*/</text:p>
      <text:p text:style-name="P3"/>
      <text:p text:style-name="P4">4] <text:tab/>//6hexadecimalLiteralPerfix0x.cpp</text:p>
      <text:p text:style-name="P4">//the hexadecimal literal represent an integer in base 16 and is preceded by either 0x and 0X prefix.</text:p>
      <text:p text:style-name="P4">#include &lt;iostream&gt;</text:p>
      <text:p text:style-name="P4"/>
      <text:p text:style-name="P4">int main()</text:p>
      <text:p text:style-name="P4">{</text:p>
      <text:p text:style-name="P4">// <text:s text:c="5"/>int hex = 0xAB;</text:p>
      <text:p text:style-name="P4"><text:s text:c="8"/>int hex = 0Xab;</text:p>
      <text:p text:style-name="P4"><text:soft-page-break/>// <text:s text:c="5"/>int hex = 0xaz; // <text:s text:c="5"/>warning: use of C++23 ‘make_signed_t&lt;size_t&gt;’ integer constant</text:p>
      <text:p text:style-name="P4"><text:s text:c="8"/>std::cout&lt;&lt;" hex = "&lt;&lt;hex&lt;&lt;"\n";</text:p>
      <text:p text:style-name="P4"/>
      <text:p text:style-name="P4"><text:s text:c="8"/>return 0;</text:p>
      <text:p text:style-name="P4">}</text:p>
      <text:p text:style-name="P4">/*</text:p>
      <text:p text:style-name="P4">[root@PTLD-3:/tmpdata/Rushikesh_27022026/g]# g++ 6hexadecimalLiteralPerfix0x.cpp -o 6hexadecimalLiteralPerfix0x</text:p>
      <text:p text:style-name="P4">[root@PTLD-3:/tmpdata/Rushikesh_27022026/g]# ./6hexadecimalLiteralPerfix0x </text:p>
      <text:p text:style-name="P4"><text:s/>hex = 171</text:p>
      <text:p text:style-name="P4"/>
      <text:p text:style-name="P4"><text:s/>* */</text:p>
      <text:p text:style-name="P4"/>
      <text:p text:style-name="P5">5] <text:s/>// 7binaryLiteralPrefix0b_OB.cpp</text:p>
      <text:p text:style-name="P5">// binary literal represent an integer in the base 2 and can have a suffix 0b or 0B </text:p>
      <text:p text:style-name="P5">#include &lt;iostream&gt; <text:s text:c="4"/></text:p>
      <text:p text:style-name="P5"/>
      <text:p text:style-name="P5">int main() </text:p>
      <text:p text:style-name="P5">{</text:p>
      <text:p text:style-name="P5">// <text:s text:c="5"/>int b = 0b18; <text:s text:c="2"/>// <text:s text:c="5"/>error: invalid digit "8" in binary constant</text:p>
      <text:p text:style-name="P5">// <text:s text:c="5"/>int b = 0b19; <text:s text:c="2"/>// <text:s text:c="5"/>error: invalid digit "9" in binary constant</text:p>
      <text:p text:style-name="P5">// <text:s text:c="5"/>int b = 0 b101; // <text:s text:c="5"/>error: expected ‘,’ or ‘;’ before ‘b101’</text:p>
      <text:p text:style-name="P5">// <text:s text:c="5"/>int b = 0 <text:s text:c="6"/>B101; <text:s text:c="2"/>// <text:s text:c="6"/>error: expected ‘,’ or ‘;’ before ‘B101’</text:p>
      <text:p text:style-name="P5"><text:s text:c="8"/>int b = 0B101;</text:p>
      <text:p text:style-name="P5"><text:s text:c="8"/>std::cout&lt;&lt;" b = "&lt;&lt;b&lt;&lt;"\n";</text:p>
      <text:p text:style-name="P5"/>
      <text:p text:style-name="P5"><text:s text:c="8"/>return 0;</text:p>
      <text:p text:style-name="P5">}</text:p>
      <text:p text:style-name="P5"/>
      <text:p text:style-name="P5">/*</text:p>
      <text:p text:style-name="P5"><text:s/>*</text:p>
      <text:p text:style-name="P5">[root@PTLD-3:/tmpdata/Rushikesh_27022026/g]# g++ 7binaryLiteralPrefix0b_OB.cpp -o 7binaryLiteralPrefix0b_OB</text:p>
      <text:p text:style-name="P5">[root@PTLD-3:/tmpdata/Rushikesh_27022026/g]# ./7binaryLiteralPrefix0b_OB </text:p>
      <text:p text:style-name="P5"><text:s/>b = 5</text:p>
      <text:p text:style-name="P5">*/</text:p>
      <text:p text:style-name="P5"/>
      <text:p text:style-name="P6">6]<text:tab/>//8longIntegerLiteralSuffix_l_OR_L_.cpp</text:p>
      <text:p text:style-name="P6"><text:soft-page-break/>//the long integer literal can be suffix with l or L to indicate that it is of long int.</text:p>
      <text:p text:style-name="P6">#include &lt;iostream&gt;</text:p>
      <text:p text:style-name="P6"/>
      <text:p text:style-name="P6">int main()</text:p>
      <text:p text:style-name="P6">{</text:p>
      <text:p text:style-name="P6">// <text:s text:c="5"/>long int a = l87; <text:s text:c="6"/>// <text:s text:c="5"/>error: ‘l87’ was not declared in this scope</text:p>
      <text:p text:style-name="P6">// <text:s text:c="5"/>long int a = 87l;</text:p>
      <text:p text:style-name="P6">// <text:s text:c="5"/>long int a = 76L; <text:s text:c="6"/></text:p>
      <text:p text:style-name="P6"><text:s text:c="8"/>long int a = 110l;</text:p>
      <text:p text:style-name="P6"><text:s text:c="8"/>std::cout&lt;&lt;" long in a "&lt;&lt;a&lt;&lt;"\n";</text:p>
      <text:p text:style-name="P6"/>
      <text:p text:style-name="P6"><text:s text:c="8"/>return 0;</text:p>
      <text:p text:style-name="P6">}</text:p>
      <text:p text:style-name="P6">/*</text:p>
      <text:p text:style-name="P6">[root@PTLD-3:/tmpdata/Rushikesh_27022026/g]# g++ 8longIntegerLiteralSuffix_l_OR_L_.cpp -o 8longIntegerLiteralSuffix_l_OR_L_</text:p>
      <text:p text:style-name="P6">[root@PTLD-3:/tmpdata/Rushikesh_27022026/g]# ./8longIntegerLiteralSuffix_l_OR_L_ </text:p>
      <text:p text:style-name="P6"><text:s/>long in a 76</text:p>
      <text:p text:style-name="P6">*/</text:p>
      <text:p text:style-name="P6"/>
      <text:p text:style-name="P7">9]<text:tab/>//9unsignedIntegerLiteralSuffix_u_OR_U_.cpp</text:p>
      <text:p text:style-name="P7">//note: ‘std::cout’ is defined in header ‘&lt;iostream&gt;’; did you forget to ‘#include &lt;iostream&gt;’?</text:p>
      <text:p text:style-name="P7">// <text:s/>+++ |+#include &lt;iostream&gt;</text:p>
      <text:p text:style-name="P7"/>
      <text:p text:style-name="P7">#include &lt;iostream&gt;</text:p>
      <text:p text:style-name="P7"/>
      <text:p text:style-name="P7"/>
      <text:p text:style-name="P7">int main()</text:p>
      <text:p text:style-name="P7">{</text:p>
      <text:p text:style-name="P7"><text:s text:c="8"/>signed int a = 42U;</text:p>
      <text:p text:style-name="P7"/>
      <text:p text:style-name="P7"><text:s text:c="8"/>std::cout&lt;&lt;" a = "&lt;&lt;a&lt;&lt;"\n";</text:p>
      <text:p text:style-name="P7"/>
      <text:p text:style-name="P7"><text:s text:c="8"/>return 0;</text:p>
      <text:p text:style-name="P7">}</text:p>
      <text:p text:style-name="P7">/*</text:p>
      <text:p text:style-name="P7"><text:soft-page-break/>[root@PTLD-3:/tmpdata/Rushikesh_27022026/g]# g++ 9unsignedIntegerLiteralSuffix_u_OR_U_.cpp -o 9unsignedIntegerLiteralSuffix_u_OR_U_</text:p>
      <text:p text:style-name="P7">[root@PTLD-3:/tmpdata/Rushikesh_27022026/g]# ./9unsignedIntegerLiteralSuffix_u_OR_U_ </text:p>
      <text:p text:style-name="P7"><text:s/>a = 42</text:p>
      <text:p text:style-name="P7"><text:s/>*/</text:p>
      <text:p text:style-name="P7"/>
      <text:p text:style-name="P8">10]<text:tab/>//10longlongIntegerLiteralSuffix_ll_OR_LL.cpp</text:p>
      <text:p text:style-name="P8">// long long integer literal can have suffix ll or LL to idicated that it is of type long int .</text:p>
      <text:p text:style-name="P8">#include &lt;iostream&gt;</text:p>
      <text:p text:style-name="P8"/>
      <text:p text:style-name="P8">int main()</text:p>
      <text:p text:style-name="P8">{</text:p>
      <text:p text:style-name="P8"><text:s text:c="8"/>int a = 7ll;</text:p>
      <text:p text:style-name="P8"/>
      <text:p text:style-name="P8"><text:s text:c="8"/>std::cout&lt;&lt;" a = "&lt;&lt;a&lt;&lt;" \n";</text:p>
      <text:p text:style-name="P8"><text:s text:c="8"/>return 0;</text:p>
      <text:p text:style-name="P8">}</text:p>
      <text:p text:style-name="P8">/*//error: unterminated comment</text:p>
      <text:p text:style-name="P8">// <text:s text:c="2"/>12 | /* <text:s/>* /</text:p>
      <text:p text:style-name="P8">// <text:s text:c="5"/>| ^</text:p>
      <text:p text:style-name="P8"/>
      <text:p text:style-name="P8"><text:s/>*</text:p>
      <text:p text:style-name="P8">[root@PTLD-3:/tmpdata/Rushikesh_27022026/g]# g++ 10longlongIntegerLiteralSuffix_ll_OR_LL.cpp -o 10longlongIntegerLiteralSuffix_ll_OR_LL</text:p>
      <text:p text:style-name="P8">[root@PTLD-3:/tmpdata/Rushikesh_27022026/g]# ./10longlongIntegerLiteralSuffix_ll_OR_LL </text:p>
      <text:p text:style-name="P8"><text:s/>a = 7 </text:p>
      <text:p text:style-name="P8">*</text:p>
      <text:p text:style-name="P8">* / // <text:s/>error: unterminated comment</text:p>
      <text:p text:style-name="P8">// <text:s text:c="2"/>12 | /*</text:p>
      <text:p text:style-name="P8">// <text:s text:c="5"/>| ^</text:p>
      <text:p text:style-name="P8">*/</text:p>
      <text:p text:style-name="P8"/>
      <text:p text:style-name="P9">11]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0T16:01:47.412566351</meta:creation-date>
    <dc:date>2026-03-21T11:30:13.135454608</dc:date>
    <meta:editing-duration>PT4H15M13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5" meta:paragraph-count="139" meta:word-count="603" meta:character-count="4792" meta:non-whitespace-character-count="3884"/>
  </office:meta>
</office:document-meta>
</file>